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3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tscan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ELD1</text:p>
          </table:table-cell>
          <table:table-cell office:value-type="string" calcext:value-type="string">
            <text:p>ARDUINO_SHIELD_Modif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SHIE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p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C6,C8,C10,C12,C15</text:p>
          </table:table-cell>
          <table:table-cell office:value-type="string" calcext:value-type="string">
            <text:p>C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ntalC_SizeA_EIA-3216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7,C9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TantalC_SizeA_EIA-3216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Cliff_DC-1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B Power 22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160M-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µ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F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_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ower_SO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BP12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8_3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08_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µ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µ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µ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05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18:06:28.669716547</dc:date>
    <meta:editing-duration>PT1H56M11S</meta:editing-duration>
    <meta:editing-cycles>1</meta:editing-cycles>
    <meta:document-statistic meta:table-count="1" meta:cell-count="165" meta:object-count="0"/>
    <meta:generator>LibreOffice/5.2.2.2.0$Linux_X86_64 LibreOffice_project/20m0$Build-2</meta:generator>
  </office:meta>
</office:document-meta>
</file>